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290" officeooo:paragraph-rsid="001192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ghg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8T19:31:56.555052071</meta:creation-date>
    <dc:date>2023-06-18T19:32:41.630524149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